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.0014316">
            <text:p>0,0014316</text:p>
          </table:table-cell>
          <table:table-cell office:value-type="float" office:value="1.34177">
            <text:p>1,34177</text:p>
          </table:table-cell>
          <table:table-cell office:value-type="float" office:value="0.834646">
            <text:p>0,834646</text:p>
          </table:table-cell>
          <table:table-cell office:value-type="float" office:value="-0.0299046">
            <text:p>-0,0299046</text:p>
          </table:table-cell>
          <table:table-cell office:value-type="float" office:value="0.732556">
            <text:p>0,732556</text:p>
          </table:table-cell>
          <table:table-cell office:value-type="float" office:value="0.00816793">
            <text:p>0,00816793</text:p>
          </table:table-cell>
          <table:table-cell office:value-type="float" office:value="0.722656">
            <text:p>0,722656</text:p>
          </table:table-cell>
          <table:table-cell office:value-type="float" office:value="0.0539629">
            <text:p>0,0539629</text:p>
          </table:table-cell>
          <table:table-cell office:value-type="float" office:value="0.0184912">
            <text:p>0,0184912</text:p>
          </table:table-cell>
          <table:table-cell office:value-type="float" office:value="0.547563">
            <text:p>0,547563</text:p>
          </table:table-cell>
          <table:table-cell office:value-type="float" office:value="0.190533">
            <text:p>0,190533</text:p>
          </table:table-cell>
          <table:table-cell office:value-type="float" office:value="4.22757">
            <text:p>4,22757</text:p>
          </table:table-cell>
        </table:table-row>
        <table:table-row table:style-name="ro1">
          <table:table-cell office:value-type="float" office:value="0.00077343">
            <text:p>0,00077343</text:p>
          </table:table-cell>
          <table:table-cell table:style-name="ce1" office:value-type="string">
            <text:p>1,5</text:p>
          </table:table-cell>
          <table:table-cell office:value-type="float" office:value="0.708661">
            <text:p>0,708661</text:p>
          </table:table-cell>
          <table:table-cell office:value-type="float" office:value="-0.0289809">
            <text:p>-0,0289809</text:p>
          </table:table-cell>
          <table:table-cell office:value-type="float" office:value="0.60915">
            <text:p>0,60915</text:p>
          </table:table-cell>
          <table:table-cell office:value-type="float" office:value="0.00384494">
            <text:p>0,00384494</text:p>
          </table:table-cell>
          <table:table-cell office:value-type="float" office:value="0.585938">
            <text:p>0,585938</text:p>
          </table:table-cell>
          <table:table-cell office:value-type="float" office:value="0.0309087">
            <text:p>0,0309087</text:p>
          </table:table-cell>
          <table:table-cell office:value-type="float" office:value="0.0167952">
            <text:p>0,0167952</text:p>
          </table:table-cell>
          <table:table-cell office:value-type="float" office:value="0.568853">
            <text:p>0,568853</text:p>
          </table:table-cell>
          <table:table-cell office:value-type="float" office:value="0.221922">
            <text:p>0,221922</text:p>
          </table:table-cell>
          <table:table-cell office:value-type="float" office:value="4.36752">
            <text:p>4,36752</text:p>
          </table:table-cell>
        </table:table-row>
        <table:table-row table:style-name="ro1">
          <table:table-cell office:value-type="float" office:value="0.00105216">
            <text:p>0,00105216</text:p>
          </table:table-cell>
          <table:table-cell office:value-type="float" office:value="1.30233">
            <text:p>1,30233</text:p>
          </table:table-cell>
          <table:table-cell office:value-type="float" office:value="0.440945">
            <text:p>0,440945</text:p>
          </table:table-cell>
          <table:table-cell office:value-type="float" office:value="-0.0180871">
            <text:p>-0,0180871</text:p>
          </table:table-cell>
          <table:table-cell office:value-type="float" office:value="0.455319">
            <text:p>0,455319</text:p>
          </table:table-cell>
          <table:table-cell office:value-type="float" office:value="0.00390525">
            <text:p>0,00390525</text:p>
          </table:table-cell>
          <table:table-cell office:value-type="float" office:value="0.386719">
            <text:p>0,386719</text:p>
          </table:table-cell>
          <table:table-cell office:value-type="float" office:value="0.0246194">
            <text:p>0,0246194</text:p>
          </table:table-cell>
          <table:table-cell office:value-type="float" office:value="0.0186109">
            <text:p>0,0186109</text:p>
          </table:table-cell>
          <table:table-cell office:value-type="float" office:value="0.661615">
            <text:p>0,661615</text:p>
          </table:table-cell>
          <table:table-cell office:value-type="float" office:value="0.236839">
            <text:p>0,236839</text:p>
          </table:table-cell>
          <table:table-cell office:value-type="float" office:value="3.61141">
            <text:p>3,61141</text:p>
          </table:table-cell>
        </table:table-row>
        <table:table-row table:style-name="ro1">
          <table:table-cell office:value-type="float" office:value="0.00144208">
            <text:p>0,00144208</text:p>
          </table:table-cell>
          <table:table-cell office:value-type="float" office:value="1.26984">
            <text:p>1,26984</text:p>
          </table:table-cell>
          <table:table-cell office:value-type="float" office:value="0.629921">
            <text:p>0,629921</text:p>
          </table:table-cell>
          <table:table-cell office:value-type="float" office:value="0.0508466">
            <text:p>0,0508466</text:p>
          </table:table-cell>
          <table:table-cell office:value-type="float" office:value="1.23779">
            <text:p>1,23779</text:p>
          </table:table-cell>
          <table:table-cell office:value-type="float" office:value="0.00495664">
            <text:p>0,00495664</text:p>
          </table:table-cell>
          <table:table-cell office:value-type="float" office:value="0.558594">
            <text:p>0,558594</text:p>
          </table:table-cell>
          <table:table-cell office:value-type="float" office:value="0.0291147">
            <text:p>0,0291147</text:p>
          </table:table-cell>
          <table:table-cell office:value-type="float" office:value="0.0120006">
            <text:p>0,0120006</text:p>
          </table:table-cell>
          <table:table-cell office:value-type="float" office:value="0.33232">
            <text:p>0,33232</text:p>
          </table:table-cell>
          <table:table-cell office:value-type="float" office:value="0.152076">
            <text:p>0,152076</text:p>
          </table:table-cell>
          <table:table-cell table:style-name="ce1" office:value-type="string">
            <text:p>11,2102</text:p>
          </table:table-cell>
        </table:table-row>
        <table:table-row table:style-name="ro1">
          <table:table-cell office:value-type="float" office:value="0.00124166">
            <text:p>0,00124166</text:p>
          </table:table-cell>
          <table:table-cell office:value-type="float" office:value="1.46667">
            <text:p>1,46667</text:p>
          </table:table-cell>
          <table:table-cell office:value-type="float" office:value="0.692913">
            <text:p>0,692913</text:p>
          </table:table-cell>
          <table:table-cell office:value-type="float" office:value="-0.0229189">
            <text:p>-0,0229189</text:p>
          </table:table-cell>
          <table:table-cell office:value-type="float" office:value="0.567912">
            <text:p>0,567912</text:p>
          </table:table-cell>
          <table:table-cell office:value-type="float" office:value="0.00481061">
            <text:p>0,00481061</text:p>
          </table:table-cell>
          <table:table-cell office:value-type="float" office:value="0.578125">
            <text:p>0,578125</text:p>
          </table:table-cell>
          <table:table-cell office:value-type="float" office:value="0.0309186">
            <text:p>0,0309186</text:p>
          </table:table-cell>
          <table:table-cell office:value-type="float" office:value="0.0211798">
            <text:p>0,0211798</text:p>
          </table:table-cell>
          <table:table-cell office:value-type="float" office:value="0.792369">
            <text:p>0,792369</text:p>
          </table:table-cell>
          <table:table-cell office:value-type="float" office:value="0.273576">
            <text:p>0,273576</text:p>
          </table:table-cell>
          <table:table-cell office:value-type="float" office:value="3.45341">
            <text:p>3,45341</text:p>
          </table:table-cell>
        </table:table-row>
        <table:table-row table:style-name="ro1">
          <table:table-cell office:value-type="float" office:value="0.00112674">
            <text:p>0,00112674</text:p>
          </table:table-cell>
          <table:table-cell office:value-type="float" office:value="1.06383">
            <text:p>1,06383</text:p>
          </table:table-cell>
          <table:table-cell office:value-type="float" office:value="0.393701">
            <text:p>0,393701</text:p>
          </table:table-cell>
          <table:table-cell office:value-type="float" office:value="-0.00838291">
            <text:p>-0,00838291</text:p>
          </table:table-cell>
          <table:table-cell office:value-type="float" office:value="0.223365">
            <text:p>0,223365</text:p>
          </table:table-cell>
          <table:table-cell office:value-type="float" office:value="0.00291354">
            <text:p>0,00291354</text:p>
          </table:table-cell>
          <table:table-cell office:value-type="float" office:value="0.378906">
            <text:p>0,378906</text:p>
          </table:table-cell>
          <table:table-cell office:value-type="float" office:value="0.0184448">
            <text:p>0,0184448</text:p>
          </table:table-cell>
          <table:table-cell office:value-type="float" office:value="0.0158847">
            <text:p>0,0158847</text:p>
          </table:table-cell>
          <table:table-cell office:value-type="float" office:value="0.545241">
            <text:p>0,545241</text:p>
          </table:table-cell>
          <table:table-cell office:value-type="float" office:value="0.232353">
            <text:p>0,232353</text:p>
          </table:table-cell>
          <table:table-cell office:value-type="float" office:value="6.37157">
            <text:p>6,3715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MIN([.A1:.A6])" office:value-type="float" office:value="0.00077343">
            <text:p>0,00077343</text:p>
          </table:table-cell>
          <table:table-cell table:formula="of:=MIN([.B1:.B6])" office:value-type="float" office:value="1.06383">
            <text:p>1,06383</text:p>
          </table:table-cell>
          <table:table-cell table:formula="of:=MIN([.C1:.C6])" office:value-type="float" office:value="0.393701">
            <text:p>0,393701</text:p>
          </table:table-cell>
          <table:table-cell table:formula="of:=MIN([.D1:.D6])" office:value-type="float" office:value="-0.0299046">
            <text:p>-0,0299046</text:p>
          </table:table-cell>
          <table:table-cell table:formula="of:=MIN([.E1:.E6])" office:value-type="float" office:value="0.223365">
            <text:p>0,223365</text:p>
          </table:table-cell>
          <table:table-cell table:formula="of:=MIN([.F1:.F6])" office:value-type="float" office:value="0.00291354">
            <text:p>0,00291354</text:p>
          </table:table-cell>
          <table:table-cell table:formula="of:=MIN([.G1:.G6])" office:value-type="float" office:value="0.378906">
            <text:p>0,378906</text:p>
          </table:table-cell>
          <table:table-cell table:formula="of:=MIN([.H1:.H6])" office:value-type="float" office:value="0.0184448">
            <text:p>0,0184448</text:p>
          </table:table-cell>
          <table:table-cell table:formula="of:=MIN([.I1:.I6])" office:value-type="float" office:value="0.0120006">
            <text:p>0,0120006</text:p>
          </table:table-cell>
          <table:table-cell table:formula="of:=MIN([.J1:.J6])" office:value-type="float" office:value="0.33232">
            <text:p>0,33232</text:p>
          </table:table-cell>
          <table:table-cell table:formula="of:=MIN([.K1:.K6])" office:value-type="float" office:value="0.152076">
            <text:p>0,152076</text:p>
          </table:table-cell>
          <table:table-cell table:formula="of:=MIN([.L1:.L6])" office:value-type="float" office:value="3.45341">
            <text:p>3,45341</text:p>
          </table:table-cell>
        </table:table-row>
        <table:table-row table:style-name="ro1">
          <table:table-cell table:formula="of:=MAX([.A1:.A6])" office:value-type="float" office:value="0.00144208">
            <text:p>0,00144208</text:p>
          </table:table-cell>
          <table:table-cell table:formula="of:=MAX([.B1:.B6])" office:value-type="float" office:value="1.46667">
            <text:p>1,46667</text:p>
          </table:table-cell>
          <table:table-cell table:formula="of:=MAX([.C1:.C6])" office:value-type="float" office:value="0.834646">
            <text:p>0,834646</text:p>
          </table:table-cell>
          <table:table-cell table:formula="of:=MAX([.D1:.D6])" office:value-type="float" office:value="0.0508466">
            <text:p>0,0508466</text:p>
          </table:table-cell>
          <table:table-cell table:formula="of:=MAX([.E1:.E6])" office:value-type="float" office:value="1.23779">
            <text:p>1,23779</text:p>
          </table:table-cell>
          <table:table-cell table:formula="of:=MAX([.F1:.F6])" office:value-type="float" office:value="0.00816793">
            <text:p>0,00816793</text:p>
          </table:table-cell>
          <table:table-cell table:formula="of:=MAX([.G1:.G6])" office:value-type="float" office:value="0.722656">
            <text:p>0,722656</text:p>
          </table:table-cell>
          <table:table-cell table:formula="of:=MAX([.H1:.H6])" office:value-type="float" office:value="0.0539629">
            <text:p>0,0539629</text:p>
          </table:table-cell>
          <table:table-cell table:formula="of:=MAX([.I1:.I6])" office:value-type="float" office:value="0.0211798">
            <text:p>0,0211798</text:p>
          </table:table-cell>
          <table:table-cell table:formula="of:=MAX([.J1:.J6])" office:value-type="float" office:value="0.792369">
            <text:p>0,792369</text:p>
          </table:table-cell>
          <table:table-cell table:formula="of:=MAX([.K1:.K6])" office:value-type="float" office:value="0.273576">
            <text:p>0,273576</text:p>
          </table:table-cell>
          <table:table-cell table:formula="of:=MAX([.L1:.L6])" office:value-type="float" office:value="6.37157">
            <text:p>6,371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4:48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4:48:18</dc:date>
    <dc:creator>tomko </dc:creator>
    <meta:document-statistic meta:table-count="1" meta:cell-count="96" meta:object-count="0"/>
    <meta:generator>LibreOffice/3.4$Unix LibreOffice_project/340m1$Build-602</meta:generator>
  </office:meta>
</office:document-meta>
</file>